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fo:font-weight="normal" officeooo:rsid="001d6c15" officeooo:paragraph-rsid="00238410" style:font-weight-asian="normal" style:font-weight-complex="normal"/>
    </style:style>
    <style:style style:name="P4" style:family="paragraph" style:parent-style-name="Table_20_Contents">
      <style:text-properties officeooo:paragraph-rsid="001b72f4"/>
    </style:style>
    <style:style style:name="P5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P6" style:family="paragraph" style:parent-style-name="Table_20_Contents" style:list-style-name="L1">
      <style:text-properties fo:font-weight="normal" officeooo:rsid="00238410" officeooo:paragraph-rsid="00238410" style:font-weight-asian="normal" style:font-weight-complex="normal"/>
    </style:style>
    <style:style style:name="P7" style:family="paragraph" style:parent-style-name="Table_20_Contents">
      <style:text-properties officeooo:paragraph-rsid="0016c4c3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8299" style:font-weight-asian="normal" style:font-weight-complex="normal"/>
    </style:style>
    <style:style style:name="T6" style:family="text">
      <style:text-properties fo:font-weight="normal" officeooo:rsid="00238410" style:font-weight-asian="normal" style:font-weight-complex="normal"/>
    </style:style>
    <style:style style:name="T7" style:family="text">
      <style:text-properties fo:font-weight="normal" officeooo:rsid="0023979b" style:font-weight-asian="normal" style:font-weight-complex="normal"/>
    </style:style>
    <style:style style:name="T8" style:family="text">
      <style:text-properties officeooo:rsid="00238410"/>
    </style:style>
    <style:style style:name="T9" style:family="text">
      <style:text-properties fo:font-weight="bold" officeooo:rsid="0016c4c3" style:font-weight-asian="bold" style:font-weight-complex="bold"/>
    </style:style>
    <style:style style:name="T10" style:family="text">
      <style:text-properties officeooo:rsid="002397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9">TEST: </text:span><text:span text:style-name="T1">R</text:span><text:span text:style-name="T6">C</text:span></text:p>
          </table:table-cell>
          <table:table-cell table:style-name="Table1.B1" office:value-type="string">
            <text:p text:style-name="P2"><text:span text:style-name="T9">DATO: </text:span><text:span text:style-name="T7">07</text:span><text:span text:style-name="T5">.</text:span><text:span text:style-name="T1">02.</text:span><text:span text:style-name="T7">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6">under kontroll av radiosender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936992389" text:style-name="L1">
              <text:list-item>
                <text:p text:style-name="P5">Drone på</text:p>
              </text:list-item>
              <text:list-item>
                <text:p text:style-name="P6">Justere høyde med radiosender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4"><text:span text:style-name="T4">Dronen står stille over et gitt område</text:span><text:span text:style-name="T6">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3">D<text:span text:style-name="T8">ronen skeinet ut, det ble også observert sterke vibrasjoner (nye motorer fra februar)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3">S<text:span text:style-name="T8">tive av dronearmene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7:01:43.739619644</dc:date>
    <meta:editing-duration>PT38M52S</meta:editing-duration>
    <meta:editing-cycles>9</meta:editing-cycles>
    <meta:generator>LibreOffice/6.3.5.2$Linux_X86_64 LibreOffice_project/30$Build-2</meta:generator>
    <meta:document-statistic meta:table-count="1" meta:image-count="0" meta:object-count="0" meta:page-count="1" meta:paragraph-count="13" meta:word-count="52" meta:character-count="340" meta:non-whitespace-character-count="303"/>
  </office:meta>
</office:document-meta>
</file>